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70e5" officeooo:paragraph-rsid="000270e5"/>
    </style:style>
    <style:style style:name="P2" style:family="paragraph" style:parent-style-name="Standard">
      <style:text-properties officeooo:rsid="00039290" officeooo:paragraph-rsid="00039290"/>
    </style:style>
    <style:style style:name="P3" style:family="paragraph" style:parent-style-name="Standard">
      <style:text-properties officeooo:rsid="0004f443" officeooo:paragraph-rsid="0004f443"/>
    </style:style>
    <style:style style:name="P4" style:family="paragraph" style:parent-style-name="Standard">
      <style:paragraph-properties fo:text-align="center" style:justify-single-word="false"/>
      <style:text-properties fo:font-size="14pt" officeooo:rsid="000270e5" officeooo:paragraph-rsid="000270e5" style:font-size-asian="14pt" style:font-size-complex="14pt"/>
    </style:style>
    <style:style style:name="P5" style:family="paragraph" style:parent-style-name="Standard">
      <style:text-properties fo:font-size="14pt" fo:font-weight="bold" officeooo:rsid="0002bbe6" officeooo:paragraph-rsid="0002bbe6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409a8" officeooo:paragraph-rsid="000409a8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cc0a6" officeooo:paragraph-rsid="000cc0a6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f5a0c" officeooo:paragraph-rsid="000f5a0c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fo:font-weight="bold" officeooo:rsid="00077117" officeooo:paragraph-rsid="00077117" style:font-size-asian="10.5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270e5" officeooo:paragraph-rsid="000270e5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rsid="000cfda8" officeooo:paragraph-rsid="000cfda8"/>
    </style:style>
    <style:style style:name="P12" style:family="paragraph" style:parent-style-name="Standard">
      <style:text-properties officeooo:rsid="000e9cd0" officeooo:paragraph-rsid="000e9cd0"/>
    </style:style>
    <style:style style:name="P13" style:family="paragraph" style:parent-style-name="Standard">
      <style:text-properties officeooo:rsid="0012f757" officeooo:paragraph-rsid="0012f757"/>
    </style:style>
    <style:style style:name="P14" style:family="paragraph" style:parent-style-name="Standard">
      <style:text-properties officeooo:rsid="001d97d1" officeooo:paragraph-rsid="001d97d1"/>
    </style:style>
    <style:style style:name="P15" style:family="paragraph" style:parent-style-name="Standard">
      <style:text-properties officeooo:rsid="001879bc" officeooo:paragraph-rsid="001879bc"/>
    </style:style>
    <style:style style:name="P16" style:family="paragraph" style:parent-style-name="Standard">
      <style:text-properties officeooo:rsid="00247b3f" officeooo:paragraph-rsid="00247b3f"/>
    </style:style>
    <style:style style:name="P17" style:family="paragraph" style:parent-style-name="Standard">
      <style:text-properties officeooo:rsid="0024b78c" officeooo:paragraph-rsid="0024b78c"/>
    </style:style>
    <style:style style:name="P18" style:family="paragraph" style:parent-style-name="Standard">
      <style:text-properties officeooo:rsid="0013f9c8" officeooo:paragraph-rsid="0013f9c8"/>
    </style:style>
    <style:style style:name="P19" style:family="paragraph" style:parent-style-name="Standard">
      <style:text-properties officeooo:rsid="002e1dc8" officeooo:paragraph-rsid="0024b78c"/>
    </style:style>
    <style:style style:name="P20" style:family="paragraph" style:parent-style-name="Standard" style:list-style-name="L1">
      <style:text-properties officeooo:rsid="00039290" officeooo:paragraph-rsid="00039290"/>
    </style:style>
    <style:style style:name="P21" style:family="paragraph" style:parent-style-name="Standard" style:list-style-name="L1">
      <style:text-properties officeooo:rsid="0005d010" officeooo:paragraph-rsid="0005d010"/>
    </style:style>
    <style:style style:name="P22" style:family="paragraph" style:parent-style-name="Standard" style:list-style-name="L1">
      <style:text-properties officeooo:rsid="001c87ff" officeooo:paragraph-rsid="001c87ff"/>
    </style:style>
    <style:style style:name="P23" style:family="paragraph" style:parent-style-name="Standard" style:list-style-name="L1">
      <style:text-properties officeooo:rsid="0028dcd5" officeooo:paragraph-rsid="0028dcd5"/>
    </style:style>
    <style:style style:name="P24" style:family="paragraph" style:parent-style-name="Standard" style:list-style-name="L2">
      <style:text-properties officeooo:rsid="0016cd2a" officeooo:paragraph-rsid="00110a81"/>
    </style:style>
    <style:style style:name="P25" style:family="paragraph" style:parent-style-name="Standard" style:list-style-name="L2">
      <style:text-properties officeooo:rsid="0020bf4c" officeooo:paragraph-rsid="0020bf4c"/>
    </style:style>
    <style:style style:name="P26" style:family="paragraph" style:parent-style-name="Standard" style:list-style-name="L2">
      <style:text-properties officeooo:rsid="001879bc" officeooo:paragraph-rsid="001879bc"/>
    </style:style>
    <style:style style:name="P27" style:family="paragraph" style:parent-style-name="Standard">
      <style:text-properties fo:font-size="14pt" fo:font-weight="bold" officeooo:rsid="00240723" officeooo:paragraph-rsid="00240723" style:font-size-asian="14pt" style:font-weight-asian="bold" style:font-size-complex="14pt" style:font-weight-complex="bold"/>
    </style:style>
    <style:style style:name="P28" style:family="paragraph" style:parent-style-name="Standard" style:list-style-name="L3">
      <style:text-properties officeooo:rsid="0024b78c" officeooo:paragraph-rsid="0024b78c"/>
    </style:style>
    <style:style style:name="T1" style:family="text">
      <style:text-properties officeooo:rsid="00077117"/>
    </style:style>
    <style:style style:name="T2" style:family="text">
      <style:text-properties officeooo:rsid="000b6f4c"/>
    </style:style>
    <style:style style:name="T3" style:family="text">
      <style:text-properties officeooo:rsid="0012f757"/>
    </style:style>
    <style:style style:name="T4" style:family="text">
      <style:text-properties officeooo:rsid="001a61ca"/>
    </style:style>
    <style:style style:name="T5" style:family="text">
      <style:text-properties officeooo:rsid="001a9c5e"/>
    </style:style>
    <style:style style:name="T6" style:family="text">
      <style:text-properties officeooo:rsid="001f4d4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26330f"/>
    </style:style>
    <style:style style:name="T9" style:family="text">
      <style:text-properties officeooo:rsid="002ad1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S7</text:p>
      <text:p text:style-name="P10">Using the ROS Navigation Stack</text:p>
      <text:p text:style-name="P4"/>
      <text:p text:style-name="P9">Out: Thursday, November 3</text:p>
      <text:p text:style-name="P9">Due: Thursday, November 12</text:p>
      <text:p text:style-name="P1"/>
      <text:p text:style-name="P5"><text:span text:style-name="T1">Required R</text:span>eading</text:p>
      <text:list xml:id="list2195129305465902892" text:style-name="L1">
        <text:list-item>
          <text:p text:style-name="P20"><text:a xlink:type="simple" xlink:href="http://wiki.ros.org/navigation" text:style-name="Internet_20_link" text:visited-style-name="Visited_20_Internet_20_Link">http://wiki.ros.org/navigation</text:a> </text:p>
        </text:list-item>
        <text:list-item>
          <text:p text:style-name="P21"><text:a xlink:type="simple" xlink:href="http://wiki.ros.org/amcl" text:style-name="Internet_20_link" text:visited-style-name="Visited_20_Internet_20_Link">http://wiki.ros.org/amcl</text:a></text:p>
        </text:list-item>
        <text:list-item>
          <text:p text:style-name="P21"><text:a xlink:type="simple" xlink:href="http://wiki.ros.org/move_base" text:style-name="Internet_20_link" text:visited-style-name="Visited_20_Internet_20_Link">http://wiki.ros.org/move_base</text:a> </text:p>
        </text:list-item>
        <text:list-item>
          <text:p text:style-name="P22"><text:a xlink:type="simple" xlink:href="http://wiki.ros.org/base_local_planner" text:style-name="Internet_20_link" text:visited-style-name="Visited_20_Internet_20_Link">http://wiki.ros.org/base_local_planner</text:a> </text:p>
        </text:list-item>
        <text:list-item>
          <text:p text:style-name="P23"><text:a xlink:type="simple" xlink:href="http://wiki.ros.org/rviz/DisplayTypes" text:style-name="Internet_20_link" text:visited-style-name="Visited_20_Internet_20_Link">http://wiki.ros.org/rviz/DisplayTypes</text:a> </text:p>
        </text:list-item>
      </text:list>
      <text:p text:style-name="P2"/>
      <text:p text:style-name="P2"/>
      <text:p text:style-name="P6">Introduction</text:p>
      <text:p text:style-name="P3">In this assign<text:span text:style-name="T2">ment</text:span> you will be configuring existing ROS packages to navigate a map. <text:s/><text:span text:style-name="T9">Also be using RViz to dynamically visualize your robot’s performance.</text:span></text:p>
      <text:p text:style-name="P3"/>
      <text:p text:style-name="P3"/>
      <text:p text:style-name="P7">Setup</text:p>
      <text:p text:style-name="P11">cd ~/catkin_ws/src</text:p>
      <text:p text:style-name="P11">git clone github-uml_nav-url</text:p>
      <text:p text:style-name="P11"/>
      <text:p text:style-name="P14">roscore</text:p>
      <text:p text:style-name="P14">rosrun map_server map_server map.yaml</text:p>
      <text:p text:style-name="P12">roslaunch <text:span text:style-name="T3">uml_nav</text:span> <text:span text:style-name="T3">init_world.launch</text:span></text:p>
      <text:p text:style-name="P13">roslaunch uml_nav move_base.launch</text:p>
      <text:p text:style-name="P13">roslaunch uml_nav amcl.launch</text:p>
      <text:p text:style-name="P13"/>
      <text:p text:style-name="P18">./send_goal.bash <text:span text:style-name="T5">number</text:span></text:p>
      <text:p text:style-name="P18"/>
      <text:p text:style-name="P12"/>
      <text:p text:style-name="P8">What You Need To Do</text:p>
      <text:list xml:id="list417609041948984217" text:style-name="L2">
        <text:list-item>
          <text:p text:style-name="P24">Modify the five <text:span text:style-name="T6">YAML</text:span> configuration files in uml_nav/share/nav_config for each of the following robots.</text:p>
        </text:list-item>
        <text:list-item>
          <text:p text:style-name="P25">Set <text:span text:style-name="T7">at least</text:span> two different recovery behaviors</text:p>
        </text:list-item>
        <text:list-item>
          <text:p text:style-name="P26">Configure RViz to <text:span text:style-name="T4">display relevant data</text:span></text:p>
        </text:list-item>
      </text:list>
      <text:p text:style-name="P15"/>
      <text:p text:style-name="P15"/>
      <text:p text:style-name="P27">Submission</text:p>
      <text:p text:style-name="P16">Zip your uml_nav directory. <text:s/>It should contain at minimum the following files:</text:p>
      <text:list xml:id="list4926972528742345797" text:style-name="L3">
        <text:list-item>
          <text:p text:style-name="P28">base_local_planner_params.yaml</text:p>
        </text:list-item>
        <text:list-item>
          <text:p text:style-name="P28">costmap_comon_params.yaml</text:p>
        </text:list-item>
        <text:list-item>
          <text:p text:style-name="P28">global_costmap_params.yaml</text:p>
        </text:list-item>
        <text:list-item>
          <text:p text:style-name="P28">global_planner_params.yaml</text:p>
        </text:list-item>
        <text:list-item>
          <text:p text:style-name="P28">local_costmap_params.yaml</text:p>
        </text:list-item>
        <text:list-item>
          <text:p text:style-name="P28"><text:soft-page-break/>A .<text:span text:style-name="T8">rviz RViz configuration file</text:span></text:p>
        </text:list-item>
      </text:list>
      <text:p text:style-name="P17"/>
      <text:p text:style-name="P17"/>
      <text:p text:style-name="P17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22:39:44.393751781</meta:creation-date>
    <meta:generator>LibreOffice/5.1.6.2$Linux_X86_64 LibreOffice_project/10m0$Build-2</meta:generator>
    <dc:date>2017-11-04T23:23:03.293051916</dc:date>
    <meta:editing-duration>PT54M19S</meta:editing-duration>
    <meta:editing-cycles>49</meta:editing-cycles>
    <meta:document-statistic meta:table-count="0" meta:image-count="0" meta:object-count="0" meta:page-count="2" meta:paragraph-count="33" meta:word-count="137" meta:character-count="1114" meta:non-whitespace-character-count="1018"/>
  </office:meta>
</office:document-meta>
</file>